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5.84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4.275cm" fo:min-width="5.068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="Arrowheads_20_1" draw:marker-start-width="0.458cm" draw:marker-end="Arrowheads_20_2" draw:marker-end-width="0.458cm" draw:fill="solid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36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93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179cm" fo:min-width="5.00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="Extrémités_20_de_20_flèche_20_4" draw:marker-start-width="0.321cm" draw:marker-end="Extrémités_20_de_20_flèche_20_4" draw:marker-end-width="0.321cm" draw:fill="solid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81cm" svg:stroke-color="#000000" draw:marker-start="Arrowheads_20_1" draw:marker-start-width="0.421cm" draw:marker-end="Arrowheads_20_2" draw:marker-end-width="0.421cm" draw:fill="solid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727cm" svg:height="10.87cm" svg:x="14.623cm" svg:y="0.56cm">
          <draw:glue-point draw:id="4" svg:x="4.017cm" svg:y="5cm"/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5.568cm" svg:height="15.701cm" svg:x="6.209cm" svg:y="0.555cm">
          <draw:glue-point draw:id="4" svg:x="-5.001cm" svg:y="2.816cm"/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474cm" svg:y="1.329cm">
          <text:p text:style-name="P5"><text:span text:style-name="T3">Write-Through</text:span></text:p>
          <text:p text:style-name="P5"><text:span text:style-name="T3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15.574cm" svg:y="7.329cm">
          <text:p text:style-name="P5"><text:span text:style-name="T3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568cm" svg:height="11.021cm" svg:x="25.009cm" svg:y="0.555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341cm" svg:height="3.403cm" draw:transform="skewX (0.00436332312998582) translate (14.622cm 12.827cm)">
          <text:p text:style-name="P1"><text:span text:style-name="T1">Cache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22.35cm" svg:y1="9.094cm" svg:x2="25.15cm" svg:y2="9.104cm" svg:d="M22350 9094l2800 10" svg:viewBox="0 0 2801 11">
          <text:p/>
        </draw:connector>
        <draw:connector draw:style-name="gr6" draw:text-style-name="P8" draw:layer="layout" draw:type="line" svg:x1="11.75cm" svg:y1="3.094cm" svg:x2="14.65cm" svg:y2="3.104cm" svg:d="M11750 3094l2900 10" svg:viewBox="0 0 2901 11">
          <text:p/>
        </draw:connector>
        <draw:connector draw:style-name="gr6" draw:text-style-name="P8" draw:layer="layout" draw:type="line" svg:x1="11.75cm" svg:y1="14.494cm" svg:x2="14.65cm" svg:y2="14.504cm" svg:d="M11750 14494l2900 10" svg:viewBox="0 0 2901 11">
          <text:p/>
        </draw:connector>
        <draw:line draw:style-name="gr7" draw:text-style-name="P8" draw:layer="layout" svg:x1="18.034cm" svg:y1="11.403cm" svg:x2="18.034cm" svg:y2="12.803cm">
          <text:p/>
        </draw:line>
        <draw:connector draw:style-name="gr6" draw:text-style-name="P8" draw:layer="layout" draw:type="line" svg:x1="30.603cm" svg:y1="6.048cm" svg:x2="34.603cm" svg:y2="6.058cm" svg:d="M30603 6048l4000 10" svg:viewBox="0 0 4001 11">
          <text:p/>
        </draw:connector>
        <draw:line draw:style-name="gr8" draw:text-style-name="P8" draw:layer="layout" svg:x1="22.411cm" svg:y1="3.048cm" svg:x2="25.078cm" svg:y2="3.048cm">
          <text:p/>
        </draw:line>
        <draw:frame draw:style-name="gr9" draw:text-style-name="P10" draw:layer="layout" svg:width="4.576cm" svg:height="1.825cm" svg:x="30.424cm" svg:y="3.937cm">
          <draw:text-box>
            <text:p text:style-name="P9"><text:span text:style-name="T4">Back-end I/F</text:span></text:p>
            <text:p text:style-name="P9"><text:span text:style-name="T4">(IOb or AXI)</text:span></text:p>
          </draw:text-box>
        </draw:frame>
        <draw:custom-shape draw:style-name="gr10" draw:text-style-name="P4" xml:id="id1" draw:id="id1" draw:layer="layout" svg:width="5.568cm" svg:height="4.525cm" svg:x="0.147cm" svg:y="5.969cm">
          <text:p text:style-name="P3"><text:span text:style-name="T2">Universal</text:span></text:p>
          <text:p text:style-name="P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2.931cm" svg:y1="10.494cm" svg:x2="6.209cm" svg:y2="12.826cm" draw:start-shape="id1" draw:start-glue-point="2" draw:end-shape="id2" draw:end-glue-point="4" svg:d="M2931 10494v2332h3278" svg:viewBox="0 0 3279 2333">
          <text:p/>
        </draw:connector>
        <draw:connector draw:style-name="gr11" draw:text-style-name="P8" draw:layer="layout" draw:line-skew="-0.824cm" svg:x1="0.289cm" svg:y1="3.8cm" svg:x2="2.931cm" svg:y2="5.969cm" draw:end-shape="id1" draw:end-glue-point="0" svg:d="M289 3800v10h2642v2159" svg:viewBox="0 0 2643 2170">
          <text:p/>
        </draw:connector>
        <draw:frame draw:style-name="gr12" draw:text-style-name="P10" draw:layer="layout" svg:width="5.247cm" svg:height="2.612cm" svg:x="0.001cm" svg:y="1.071cm">
          <draw:text-box>
            <text:p text:style-name="P9"><text:span text:style-name="T4">Front-end I/F</text:span></text:p>
            <text:p text:style-name="P9"><text:span text:style-name="T4">(IOb,AXI,AXIL,</text:span></text:p>
            <text:p text:style-name="P9"><text:span text:style-name="T4">APB,WB)</text:span></text:p>
          </draw:text-box>
        </draw:frame>
        <draw:frame draw:style-name="gr13" draw:text-style-name="P10" draw:layer="layout" svg:width="3.175cm" svg:height="1.143cm" svg:x="2.667cm" svg:y="13.208cm">
          <draw:text-box>
            <text:p text:style-name="P9"><text:span text:style-name="T4">IOb bus</text:span></text:p>
          </draw:text-box>
        </draw:frame>
        <draw:line draw:style-name="gr14" draw:text-style-name="P8" draw:layer="layout" svg:x1="29.256cm" svg:y1="14.967cm" svg:x2="30.829cm" svg:y2="14.967cm">
          <text:p/>
        </draw:line>
        <draw:line draw:style-name="gr14" draw:text-style-name="P8" draw:layer="layout" svg:x1="30.894cm" svg:y1="14.18cm" svg:x2="29.255cm" svg:y2="14.18cm">
          <text:p/>
        </draw:line>
        <draw:frame draw:style-name="gr15" draw:text-style-name="P11" draw:layer="layout" svg:width="3.748cm" svg:height="1.08cm" svg:x="30.784cm" svg:y="12.954cm">
          <draw:text-box>
            <text:p text:style-name="P9"><text:span text:style-name="T4">invalidate</text:span></text:p>
          </draw:text-box>
        </draw:frame>
        <draw:line draw:style-name="gr14" draw:text-style-name="P8" draw:layer="layout" svg:x1="30.872cm" svg:y1="13.483cm" svg:x2="29.256cm" svg:y2="13.483cm">
          <text:p/>
        </draw:line>
        <draw:line draw:style-name="gr14" draw:text-style-name="P8" draw:layer="layout" svg:x1="29.257cm" svg:y1="15.679cm" svg:x2="30.83cm" svg:y2="15.679cm">
          <text:p/>
        </draw:line>
        <draw:frame draw:style-name="gr16" draw:text-style-name="P11" draw:layer="layout" svg:width="4.013cm" svg:height="1.058cm" svg:x="30.784cm" svg:y="13.674cm">
          <draw:text-box>
            <text:p text:style-name="P9"><text:span text:style-name="T4">wtb_empty</text:span></text:p>
          </draw:text-box>
        </draw:frame>
        <draw:frame draw:style-name="gr15" draw:text-style-name="P11" draw:layer="layout" svg:width="3.748cm" svg:height="1.08cm" svg:x="30.785cm" svg:y="14.478cm">
          <draw:text-box>
            <text:p text:style-name="P9"><text:span text:style-name="T4">invalidate</text:span></text:p>
          </draw:text-box>
        </draw:frame>
        <draw:frame draw:style-name="gr16" draw:text-style-name="P11" draw:layer="layout" svg:width="4.013cm" svg:height="1.058cm" svg:x="30.785cm" svg:y="15.058cm">
          <draw:text-box>
            <text:p text:style-name="P9"><text:span text:style-name="T4">wtb_empty</text:span></text:p>
          </draw:text-box>
        </draw:frame>
        <draw:custom-shape draw:style-name="gr17" draw:text-style-name="P2" xml:id="id4" draw:id="id4" draw:layer="layout" svg:width="5.505cm" svg:height="3.429cm" svg:x="23.749cm" svg:y="12.827cm">
          <draw:glue-point draw:id="4" svg:x="-5.002cm" svg:y="-2.776cm"/>
          <text:p text:style-name="P1"><text:span text:style-name="T1">Cache Chain</text:span><text:span text:style-name="T1"><text:line-break/></text:span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955cm" svg:y1="14.595cm" svg:x2="23.755cm" svg:y2="14.605cm" svg:d="M20955 14595l2800 10" svg:viewBox="0 0 2801 11">
          <text:p/>
        </draw:connector>
        <draw:connector draw:style-name="gr19" draw:text-style-name="P8" draw:layer="layout" svg:x1="21.589cm" svg:y1="11.43cm" svg:x2="23.749cm" svg:y2="13.59cm" draw:start-shape="id3" draw:start-glue-point="4" draw:end-shape="id4" draw:end-glue-point="4" svg:d="M21589 11430v2160h2160" svg:viewBox="0 0 2161 216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9T16:05:44.288055090</dc:date>
    <meta:editing-duration>PT17H46M48S</meta:editing-duration>
    <meta:editing-cycles>68</meta:editing-cycles>
    <meta:generator>LibreOffice/25.8.3.2$Linux_X86_64 LibreOffice_project/580$Build-2</meta:generator>
    <meta:document-statistic meta:object-count="29"/>
  </office:meta>
</office:document-meta>
</file>